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 main</text:p>
      <text:p text:style-name="P3"/>
      <text:p text:style-name="P1"><text:span text:style-name="T1">import</text:span> (</text:p>
      <text:p text:style-name="P2">"context"</text:p>
      <text:p text:style-name="P2">"fmt"</text:p>
      <text:p text:style-name="P2">"os"</text:p>
      <text:p text:style-name="P3"/>
      <text:p text:style-name="P1">uuid <text:span text:style-name="T2">"github.com/google/uuid"</text:span></text:p>
      <text:p text:style-name="P3"/>
      <text:p text:style-name="P1">pgx <text:span text:style-name="T2">"github.com/jackc/pgx/v4"</text:span></text:p>
      <text:p text:style-name="P1">)</text:p>
      <text:p text:style-name="P3"/>
      <text:p text:style-name="P1"><text:span text:style-name="T1">func</text:span> <text:span text:style-name="T3">connectDb</text:span>() (*pgx.Conn, <text:span text:style-name="T4">error</text:span>) {</text:p>
      <text:p text:style-name="P1"><text:span text:style-name="T5">connstr</text:span> := os.<text:span text:style-name="T3">Getenv</text:span>(<text:span text:style-name="T2">"DATATESTE_URL"</text:span>)</text:p>
      <text:p text:style-name="P1"><text:span text:style-name="T6">if</text:span> <text:span text:style-name="T3">len</text:span>(connstr) == <text:span text:style-name="T7">0</text:span> {</text:p>
      <text:p text:style-name="P1"><text:span text:style-name="T5">err</text:span> := fmt.<text:span text:style-name="T3">Errorf</text:span>(<text:span text:style-name="T2">"URL indisponivel ou inexistente"</text:span>)</text:p>
      <text:p text:style-name="P1"><text:span text:style-name="T6">return</text:span> <text:span text:style-name="T1">nil</text:span>, err</text:p>
      <text:p text:style-name="P1">}</text:p>
      <text:p text:style-name="P1"><text:span text:style-name="T5">conn</text:span>, <text:span text:style-name="T5">err</text:span> := pgx.<text:span text:style-name="T3">Connect</text:span>(context.<text:span text:style-name="T3">Background</text:span>(), connstr)</text:p>
      <text:p text:style-name="P1"><text:span text:style-name="T6">if</text:span> err != <text:span text:style-name="T1">nil</text:span> {</text:p>
      <text:p text:style-name="P1">fmt.<text:span text:style-name="T3">Errorf</text:span>(<text:span text:style-name="T2">"sem acessso ao banco de dados [</text:span><text:span text:style-name="T5">%v</text:span><text:span text:style-name="T2">]: </text:span><text:span text:style-name="T5">%v</text:span><text:span text:style-name="T2">"</text:span>, connstr, err)</text:p>
      <text:p text:style-name="P3"/>
      <text:p text:style-name="P1">}</text:p>
      <text:p text:style-name="P1"><text:span text:style-name="T6">return</text:span> conn, <text:span text:style-name="T1">nil</text:span></text:p>
      <text:p text:style-name="P1">}</text:p>
      <text:p text:style-name="P3"/>
      <text:p text:style-name="P1"><text:span text:style-name="T1">var</text:span> <text:span text:style-name="T5">conn</text:span> *pgx.Conn</text:p>
      <text:p text:style-name="P3"/>
      <text:p text:style-name="P1"><text:span text:style-name="T1">func</text:span> <text:span text:style-name="T3">init</text:span>() {</text:p>
      <text:p text:style-name="P1"><text:span text:style-name="T1">var</text:span> <text:span text:style-name="T5">err</text:span> <text:span text:style-name="T4">error</text:span></text:p>
      <text:p text:style-name="P1"><text:span text:style-name="T5">conn</text:span>, <text:span text:style-name="T5">err</text:span> = <text:span text:style-name="T3">connectDb</text:span>()</text:p>
      <text:p text:style-name="P1"><text:span text:style-name="T6">if</text:span> err != <text:span text:style-name="T1">nil</text:span> {</text:p>
      <text:p text:style-name="P1">fmt.<text:span text:style-name="T3">Fprintf</text:span>(os.Stderr, <text:span text:style-name="T2">"impossivel estabelecer conexão </text:span><text:span text:style-name="T5">%v</text:span><text:span text:style-name="T8">\n</text:span><text:span text:style-name="T2">"</text:span>, err)</text:p>
      <text:p text:style-name="P1">os.<text:span text:style-name="T3">Exit</text:span>(<text:span text:style-name="T7">1</text:span>)</text:p>
      <text:p text:style-name="P1">}</text:p>
      <text:p text:style-name="P1">}</text:p>
      <text:p text:style-name="P3"/>
      <text:p text:style-name="P1"><text:span text:style-name="T1">type</text:span> <text:span text:style-name="T4">contact</text:span> <text:span text:style-name="T1">struct</text:span> {</text:p>
      <text:p text:style-name="P1">cod uuid.UUID</text:p>
      <text:p text:style-name="P1">nome <text:span text:style-name="T4">string</text:span></text:p>
      <text:p text:style-name="P1">sobrenome <text:span text:style-name="T4">string</text:span></text:p>
      <text:p text:style-name="P1">telefone <text:span text:style-name="T4">string</text:span></text:p>
      <text:p text:style-name="P1">cidade <text:span text:style-name="T4">string</text:span></text:p>
      <text:p text:style-name="P1">}</text:p>
      <text:p text:style-name="P3"/>
      <text:p text:style-name="P1"><text:span text:style-name="T1">func</text:span> <text:span text:style-name="T3">insertAcontact</text:span>(c contact) <text:span text:style-name="T4">error</text:span> {</text:p>
      <text:p text:style-name="P1"><text:span text:style-name="T1">var</text:span> <text:span text:style-name="T5">sql</text:span> <text:span text:style-name="T4">string</text:span> = <text:span text:style-name="T2">"INSERT INTO contato (cod, nome, sobrenome, telefone, cidade) VALUES($1, $2, $3, $4, $5)"</text:span></text:p>
      <text:p text:style-name="P3"/>
      <text:p text:style-name="P1"><text:span text:style-name="T5">_</text:span>, <text:span text:style-name="T5">err</text:span> := conn.<text:span text:style-name="T3">Exec</text:span>(context.<text:span text:style-name="T3">Background</text:span>(), sql, c.cod, c.nome, c.sobrenome, c.telefone, c.cidade)</text:p>
      <text:p text:style-name="P1"><text:soft-page-break/><text:span text:style-name="T6">if</text:span> err != <text:span text:style-name="T1">nil</text:span> {</text:p>
      <text:p text:style-name="P1"><text:span text:style-name="T5">err</text:span> = fmt.<text:span text:style-name="T3">Errorf</text:span>(<text:span text:style-name="T2">"erro ao inserir os dados: </text:span><text:span text:style-name="T5">%v</text:span><text:span text:style-name="T2">"</text:span>, err)</text:p>
      <text:p text:style-name="P1"><text:span text:style-name="T6">return</text:span> err</text:p>
      <text:p text:style-name="P1">}</text:p>
      <text:p text:style-name="P1"><text:span text:style-name="T6">return</text:span> <text:span text:style-name="T1">nil</text:span></text:p>
      <text:p text:style-name="P3"/>
      <text:p text:style-name="P1">}</text:p>
      <text:p text:style-name="P3"/>
      <text:p text:style-name="P1"><text:span text:style-name="T1">func</text:span> <text:span text:style-name="T3">main</text:span>() {</text:p>
      <text:p text:style-name="P1"><text:span text:style-name="T6">defer</text:span> conn.<text:span text:style-name="T3">Close</text:span>(context.<text:span text:style-name="T3">Background</text:span>())</text:p>
      <text:p text:style-name="P1"><text:span text:style-name="T5">ct</text:span> := contact{</text:p>
      <text:p text:style-name="P1">cod: uuid.<text:span text:style-name="T3">New</text:span>(),</text:p>
      <text:p text:style-name="P1">nome: <text:span text:style-name="T2">"fulano"</text:span>,</text:p>
      <text:p text:style-name="P1">sobrenome: <text:span text:style-name="T2">"beltrano"</text:span>,</text:p>
      <text:p text:style-name="P1">telefone: <text:span text:style-name="T2">"5525222-22"</text:span>,</text:p>
      <text:p text:style-name="P1">cidade: <text:span text:style-name="T2">"dubay"</text:span>,</text:p>
      <text:p text:style-name="P1">}</text:p>
      <text:p text:style-name="P1"><text:span text:style-name="T5">err</text:span> := <text:span text:style-name="T3">insertAcontact</text:span>(ct)</text:p>
      <text:p text:style-name="P1"><text:span text:style-name="T6">if</text:span> err != <text:span text:style-name="T1">nil</text:span> {</text:p>
      <text:p text:style-name="P1">fmt.<text:span text:style-name="T3">Fprintf</text:span>(os.Stderr, <text:span text:style-name="T2">"não foi inserir o contato: </text:span><text:span text:style-name="T5">%v</text:span><text:span text:style-name="T8">\n</text:span><text:span text:style-name="T2">"</text:span>, err)</text:p>
      <text:p text:style-name="P1">os.<text:span text:style-name="T3">Exit</text:span>(<text:span text:style-name="T7">2</text:span>)</text:p>
      <text:p text:style-name="P1">}</text:p>
      <text:p text:style-name="P3"/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6:10:10.025333277</meta:creation-date>
    <dc:date>2022-05-11T16:12:10.059211168</dc:date>
    <meta:editing-duration>PT2M</meta:editing-duration>
    <meta:editing-cycles>1</meta:editing-cycles>
    <meta:document-statistic meta:table-count="0" meta:image-count="0" meta:object-count="0" meta:page-count="2" meta:paragraph-count="60" meta:word-count="192" meta:character-count="1267" meta:non-whitespace-character-count="1135"/>
    <meta:generator>LibreOffice/7.2.6.2$Linux_X86_64 LibreOffice_project/20$Build-2</meta:generator>
  </office:meta>
</office:document-meta>
</file>